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024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59301" officeooo:paragraph-rsid="0045930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3f9ba" officeooo:paragraph-rsid="0045930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3d7f" officeooo:paragraph-rsid="0049009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73d7f" officeooo:paragraph-rsid="0049009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73d7f" officeooo:paragraph-rsid="0049009a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459301"/>
    </style:style>
    <style:style style:name="P13" style:family="paragraph" style:parent-style-name="Standard">
      <style:paragraph-properties fo:text-align="start" style:justify-single-word="false"/>
      <style:text-properties officeooo:paragraph-rsid="004b0b08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0b08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0b08" style:font-weight-asian="bold" style:font-weight-complex="bold"/>
    </style:style>
    <style:style style:name="T1" style:family="text">
      <style:text-properties style:font-name="DejaVu Sans Condensed" fo:font-size="12pt" fo:font-weight="normal" officeooo:rsid="00459301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7c513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255a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59301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9009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a5f83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3f9ba" style:font-weight-asian="bold" style:font-weight-complex="bold"/>
    </style:style>
    <style:style style:name="T1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3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C1" office:value-type="string">
            <text:p text:style-name="P15">3xx - Flight</text:p>
          </table:table-cell>
          <table:table-cell table:style-name="Table1.B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3"><text:span text:style-name="T4">3</text:span><text:span text:style-name="T6">0</text:span><text:span text:style-name="T10">2</text:span><text:span text:style-name="T3"> - </text:span><text:span text:style-name="T5">Flight - </text:span><text:span text:style-name="T9">Artificial Horizon, </text:span><text:span text:style-name="T8">SAS, </text:span><text:span text:style-name="T7">Autopilot</text:span><text:span text:style-name="T8">, Autohover</text:span></text:p>
      <text:p text:style-name="P1"/>
      <text:p text:style-name="P5">Artificial Horizon modes</text:p>
      <text:list text:style-name="L1">
        <text:list-item>
          <text:p text:style-name="P7">Mode knob:</text:p>
        </text:list-item>
      </text:list>
      <text:list text:style-name="L2">
        <text:list-item>
          <text:list>
            <text:list-item>
              <text:p text:style-name="P8">ART -- Artificial horizon only (no needles)</text:p>
            </text:list-item>
            <text:list-item>
              <text:p text:style-name="P8">VIS -- VISEUR, needles point to camera target</text:p>
            </text:list-item>
            <text:list-item>
              <text:p text:style-name="P8">VHF -- Needles point to ADF source</text:p>
            </text:list-item>
            <text:list-item>
              <text:p text:style-name="P8">DOP -- Needles show doppler ground speed forward/backward and left/right</text:p>
            </text:list-item>
          </text:list>
        </text:list-item>
      </text:list>
      <text:p text:style-name="P2"/>
      <text:p text:style-name="P6"><text:span text:style-name="T12">S</text:span><text:span text:style-name="T11">AS - Stability Augmentation System</text:span></text:p>
      <text:list text:style-name="L3">
        <text:list-item>
          <text:p text:style-name="P9">SAS switches are on bottom right of instrument panel.</text:p>
        </text:list-item>
        <text:list-item>
          <text:p text:style-name="P9">SAS channels are controlled with individual pitch/roll/yaw switches.</text:p>
        </text:list-item>
        <text:list-item>
          <text:p text:style-name="P9">SAS engages at 120 kph.</text:p>
        </text:list-item>
        <text:list-item>
          <text:p text:style-name="P9">Autopilot and autohover (below) require SAS to be enabled.</text:p>
        </text:list-item>
      </text:list>
      <text:p text:style-name="P4"/>
      <text:p text:style-name="P6"><text:span text:style-name="T12">A</text:span><text:span text:style-name="T11">utopilot</text:span></text:p>
      <text:list text:style-name="L4">
        <text:list-item>
          <text:p text:style-name="P10">Autopilot switches are on bottom right of instrument panel.</text:p>
        </text:list-item>
        <text:list-item>
          <text:p text:style-name="P10">Autopilot power switch ... ON</text:p>
        </text:list-item>
        <text:list-item>
          <text:p text:style-name="P10">Autopilot switch positions:</text:p>
          <text:list>
            <text:list-item>
              <text:p text:style-name="P10">Up -- Altitude Hold, holds current altitude</text:p>
            </text:list-item>
            <text:list-item>
              <text:p text:style-name="P10">Neutral -- Autopilot off</text:p>
            </text:list-item>
            <text:list-item>
              <text:p text:style-name="P10">Down -- Speed Hold, holds 120 kph??</text:p>
            </text:list-item>
          </text:list>
        </text:list-item>
        <text:list-item>
          <text:p text:style-name="P10">When Altitude Hold or Speed Hold mode is engaged, collective will control speed or altitude, respectively.</text:p>
        </text:list-item>
      </text:list>
      <text:p text:style-name="P6"/>
      <text:p text:style-name="P3">Autohover</text:p>
      <text:list text:style-name="L5">
        <text:list-item>
          <text:p text:style-name="P11">To autohover:</text:p>
          <text:list>
            <text:list-item>
              <text:p text:style-name="P11">Ground speed &lt; 18 kph</text:p>
            </text:list-item>
            <text:list-item>
              <text:p text:style-name="P11">Roll and pitch angle &lt; 30 deg</text:p>
            </text:list-item>
            <text:list-item>
              <text:p text:style-name="P11">Vertical speed &lt; 60 m/min</text:p>
            </text:list-item>
          </text:list>
        </text:list-item>
        <text:list-item>
          <text:p text:style-name="P11">Set Artificial horizon mode to DOP, needles will show relative ground speed forward/back and left/right.</text:p>
        </text:list-item>
        <text:list-item>
          <text:p text:style-name="P11">Press autohover button to engage autohover.</text:p>
        </text:list-item>
        <text:list-item>
          <text:p text:style-name="P11">When autohover is engaged, cyclic cannot be moved.</text:p>
        </text:list-item>
        <text:list-item>
          <text:p text:style-name="P12"><text:span text:style-name="T1">Use autoslave button to point helicopter at Vivi</text:span><text:span text:style-name="T2">ane</text:span><text:span text:style-name="T1"> camera target (useful for HOT missile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7:20.107000000</dc:date>
    <meta:editing-duration>PT17H7M48S</meta:editing-duration>
    <meta:editing-cycles>5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5" meta:word-count="239" meta:character-count="1353" meta:non-whitespace-character-count="1173"/>
  </office:meta>
</office:document-meta>
</file>